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style:writing-mode="lr-tb"/>
    </style:style>
    <style:style style:name="P2" style:family="paragraph" style:parent-style-name="Standard" style:list-style-name="">
      <style:paragraph-properties style:text-autospace="none" style:writing-mode="lr-tb"/>
    </style:style>
    <style:style style:name="P3" style:family="paragraph" style:parent-style-name="Standard" style:list-style-name="">
      <style:paragraph-properties style:writing-mode="lr-tb"/>
      <style:text-properties fo:font-size="10pt" style:font-size-complex="10pt"/>
    </style:style>
    <style:style style:name="P4" style:family="paragraph" style:parent-style-name="Standard" style:list-style-name="">
      <style:paragraph-properties style:writing-mode="lr-tb"/>
      <style:text-properties fo:font-size="10pt"/>
    </style:style>
    <style:style style:name="P5" style:family="paragraph" style:parent-style-name="Standard" style:list-style-name="" style:master-page-name="Standard_20__28_user_29_">
      <style:paragraph-properties style:page-number="auto" style:writing-mode="lr-tb"/>
      <style:text-properties style:font-name="Arial1" fo:font-size="10pt" fo:font-style="normal" fo:font-weight="normal" style:font-size-complex="10pt"/>
    </style:style>
    <style:style style:name="T1" style:family="text">
      <style:text-properties style:font-size-complex="10pt"/>
    </style:style>
    <style:style style:name="T2" style:family="text">
      <style:text-properties style:font-name="Arial1" fo:font-style="normal" fo:font-weight="normal"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derstanding The Application User Interface</text:p>
      <text:p text:style-name="P3"><text:tab/>The interface is laid out in a set of panes. The Sheets pane controls all of the others, which display values for the currently selected sheet. All of the others but one (the Sheet pane) define the <text:s/>components of a sheet (except for cells). The Sheet pane is where an individual sheet is displayed and configured, as well as where cell data is edited.</text:p>
      <text:p text:style-name="P4"><text:tab/>Multiple sheets can be defined in the Sheets pane. For each sheet, at least two categories must be defined in the Category pane. For each category, at least one item must be defined in the Category Item pane. For each sheet, zero or more formulas may be defined in the Formulas pane. <text:span text:style-name="T1">Once these components are defined, categories can be assigned to specific regions in the Sheet pane.</text:span></text:p>
      <text:p text:style-name="P4"><text:tab/>The Sheet pane is laid out with four regions. The large one in the center is where the cells will be displayed. The other three are where the categories will be placed.</text:p>
      <text:p text:style-name="P4"><text:tab/>Categories can be placed in one of three locations on a sheet: X, Y, and Filter categories. X categories are categories placed to the right of the sheet, and they control the vertical placement of category items along the top edge of the sheet. Y categories are categories placed under the bottom of the sheet, and they control the horizontal placement of category items along the left edge of the sheet. Filter categories are categories placed above the top of the sheet, and they control which of those category's items are displayed in the sheet. Once at least one X and one Y category are assigned, the sheet can be rendered.</text:p>
      <text:p text:style-name="P4"><text:tab/>Categories can be added or removed from the three regions, moved between regions, or promoted or demoted within a region. Filter categories can also have an item selected.</text:p>
      <text:p text:style-name="P4"><text:tab/>Note that a category can only be assigned to one region at a time. Also, if a category is not assigned, it will not have any cells associated with it, because all cells, whether visible or hidden by a filter, are associated with all of the categories in the three regions X, Y, and Filter (Rather, they are associated with one item from each.)</text:p>
      <text:p text:style-name="P4"><text:tab/>If an unassigned category is assigned to a region in a sheet that is already rendered<text:bookmark-start text:name="DDE_LINK1"/>, then that category must be associated with the existing cells<text:bookmark-end text:name="DDE_LINK1"/>. This is done in two steps. First, the user must be prompted to select one of the category's items. Second, that item must be added to the criteria of every cell. <text:bookmark-start text:name="DDE_LINK"/>If the category contains other items besides the one that the user selects, those will generate new cells and they will be empty initially.<text:bookmark-end text:name="DDE_LINK"/></text:p>
      <text:p text:style-name="P4"><text:tab/>If a category is removed from a region in a sheet that is already rendered, then that category must be de-associated from the existing cells. This is done in two steps. <text:s/>First, the user must be prompted to select one of the category's items. Second, that item must be removed from the criteria of every cell that contains it. If the category contains other items besides the one that the user selects, the <text:s/>cells that contain those items will be deleted.</text:p>
      <text:p text:style-name="P4"><text:tab/>Note that deleting categories or items while the category is assigned is not recommended, as the application does not currently safeguard against the errors this will cause. For now, always remove categories first, before deleting them or their items.</text:p>
      <text:p text:style-name="P1"/>
      <text:p text:style-name="P3">Identifying A Cell By Row And Column</text:p>
      <text:p text:style-name="P3"><text:tab/>In MultiDimensionalSpreadsheet, the flexible nature of a sheet means that traditional assumptions about referencing cells need to be abandoned. Cells have no permanent association with, and no knowledge of, rows and columns. </text:p>
      <text:p text:style-name="P4"><text:tab/>Instead, a different construct is needed to identify and arrange cells. This construct is the Category and it's Items. A Category is a group of headings (Items) that can be managed and organized together. The Category is the unit of information that is used to reorganize a sheet's cells. Items are the unit of information used to identify a sheet's cells.</text:p>
      <text:p text:style-name="P4"><text:tab/>Individual cells are associated with one or more Category Items (although they need two or more -- one in the X category and one in the Y -- in order to be displayed.) Cells are positioned according to the placement of their associated category items; category items are placed according to their parent categories. So to describe cell placement it is necessary to start with an understanding of category placement.</text:p>
      <text:p text:style-name="P4">Regions were described earlier, in '<text:span text:style-name="T2">Understanding The Application User Interface</text:span>'.</text:p>
      <text:p text:style-name="P4"><text:tab/>The order of filter categories is not significant. The order of X and Y categories controls how the category items will be arranged. Categories specified first (top-most for X and left-most for Y ) will have their items rendered once. The next category in the list will have it's items rendered once for each item in the category above. this means the X dimension must account for as many columns as there are in the product of all the items in the X categories plus the sum of all the categories in the Y category. Likewise, <text:s/><text:soft-page-break/>the Y dimension must account for as many rows as there are in the product of all the items in the Y categories plus the sum of all the categories in the X category.</text:p>
      <text:p text:style-name="P4"><text:tab/>This implies four things about the layout of the grid. First, the upper-left corner will contain empty cells. This region will have as many columns as there are Y categories and as many rows as there are X categories Second, the X category items will occupy the upper-right cells in the grid. This region will have as many columns as there are in the product of X category items and as many rows as there are X categories. Third, the Y category items will occupy the lower-left cells in the grid. This region will have as many columns as <text:s/>there are Y categories and as many rows as there are in the product of Y category items. <text:s/>Fourth, the lower-right corner will contain value cells. <text:s/>This region will have as many columns as the product of X category items and as many rows as the product of Y category items.</text:p>
      <text:p text:style-name="P4"><text:tab/>As mentioned earlier, items are repeated for each super-category's item. This is accomplished by calculating the product of all super-category's items and determining how many times to repeat the items.</text:p>
      <text:p text:style-name="P4"><text:tab/>Items are not repeated for each sub-category's items. This is accomplished by calculating the product of all sub-category's items and using a modulus to determine if the cell is the first instance in that group.</text:p>
      <text:p text:style-name="P4"><text:tab/>For a given X or Y category, items are placed in the same row or column as their category. The item's other coordinate is determined by it's order in the category and any repetition of the category within another categories items.</text:p>
      <text:p text:style-name="P4"><text:tab/>When the DataGridView control needs to retrieve or set a cell value, it fires events. In the event handlers we must translate the row and column into the criteria that describe a cell. The cell at the intersection of a row and column is defined by three things. First, it must be associated with all of the category items in that column. Second, it must be associated with all of the category items in that row. <text:s/>Third, it must be associated with the category items selected in each category in the filter.</text:p>
      <text:p text:style-name="P4"><text:tab/>Finding a cell by row and column is performed with the following two steps. First, for each of the three category types (X, Y, and Filter) determine which category items in the sheet apply to the row and column. In the case of the Filter category it is every item selected in each category. In the case of the Y and Y categories it is every item in that column or row, respectively. All of these category items together are the Criteria, and they are gathered into a single list. Second, the criteria list is passed to a search function where all items in the criteria must match any item in a cell's list of category items. If a single cell is found then it is an exact match.</text:p>
      <text:p text:style-name="P1"/>
      <text:p text:style-name="P3">Identifying A Cell Or Range Of Cells By Address</text:p>
      <text:p text:style-name="P3"><text:tab/>Like cells, formulas also need to be more flexible than their traditional counterparts. Formulas in MultiDimensionalSpreadsheet differ from those in traditional spreadsheets in two ways. First, formulas are not attached to cells, but are defined independently. Second, as a consequence of not implicitly knowing the identity of the assignee, the formula must explicitly define one on the left side of the equals sign. </text:p>
      <text:p text:style-name="P4"><text:tab/>The address scheme allows for a varying degree of specificity; it can be made to operate upon a range of cells or <text:s/>a single cell. An address consists of one or more category item names, separated by a colon. Each item may optionally be qualified by it's category name, separated by a period. When the application needs to evaluate a cell address, it does so in a manner similar to the row and column lookup. It compiles the category items into a criteria list, and then uses the list to search for cells. In this case, however; it is acceptable if more than one cell is matched. The manner in which multiple matches are narrowed down to a single cell is described next.</text:p>
      <text:p text:style-name="P4"><text:tab/>When a cell value lookup occurs, before the value is retrieved from the cell data structure, the formulas are searched for assignee address references to the cell. If the cell's criteria produce a match when run against the results of an assignee address criteria search, then the formula is one that applies to the cell. In that case, the <text:s/>formula is evaluated, the cell data structure is updated with the value, and it is that value which is returned. That is how assignee references are narrowed to a single cell; assigner references on the right ride of the equals sign are discussed next.</text:p>
      <text:p text:style-name="P4"><text:tab/>Unlike the assignee portion of the formula on the left of the equals sign, the addresses that appear in the right side are not simply a subset of the criteria of a cell that is known when the formula is evaluated. That means that there is no readily available set of criteria with which to narrow down assigner address criteria results, as was done for the assignee. <text:s/>However, a set of criteria can still be constructed by starting with the criteria list from the assignee cell. This is because the intended assignee will likely share many categories in common with the assigner, and any missing from the latter should be inferred. So, two <text:soft-page-break/>changes are made. First, the application removes any items in the list where there are items in the assigner address with <text:s/>the same category <text:s/>but different items. Second, it adds items to the list from the <text:s/>assigner address. <text:s/>If this list <text:s/>produces a single match when run against all of the sheet's cells, then that address operand will return the cell's value.</text:p>
      <text:p text:style-name="P4"><text:tab/>At this point it must be noted that more than one formula may apply to an assignee cell. Formulas will be processed in the order that they are defined. The last formula to operate on a cell will be the one whose value is ultimately displayed. Formulas can be reordered using the context menu. When writing formulas that differ only in how specific they are (that is, how many items are specified in any addresses), it is <text:s/>more effective to place more specific versions of a formula after more general versions.</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21T13:12:44.40</meta:creation-date>
    <dc:date>2009-12-21T14:13:01.09</dc:date>
    <meta:editing-duration>PT01H00M03S</meta:editing-duration>
    <meta:editing-cycles>26</meta:editing-cycles>
    <meta:generator>OpenOffice.org/3.1$Win32 OpenOffice.org_project/310m19$Build-9420</meta:generator>
    <meta:document-statistic meta:table-count="0" meta:image-count="0" meta:object-count="0" meta:page-count="3" meta:paragraph-count="29" meta:word-count="1924" meta:character-count="10953"/>
  </office:meta>
</office:document-meta>
</file>